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Absatz-Standardschriftart" style:family="text">
      <style:text-properties fo:background-color="#FFFF00"/>
    </style:style>
    <style:style style:name="T10" style:parent-style-name="Absatz-Standardschriftart" style:family="text">
      <style:text-properties fo:background-color="#FFFF00"/>
    </style:style>
    <style:style style:name="T11" style:parent-style-name="Absatz-Standardschriftart" style:family="text">
      <style:text-properties fo:background-color="#FF0000"/>
    </style:style>
    <style:style style:name="T12" style:parent-style-name="Absatz-Standardschriftart" style:family="text">
      <style:text-properties fo:background-color="#FF0000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Absatz-Standardschriftart" style:family="text">
      <style:text-properties fo:background-color="#FFFF00"/>
    </style:style>
    <style:style style:name="T16" style:parent-style-name="Absatz-Standardschriftart" style:family="text">
      <style:text-properties fo:background-color="#FFFF00"/>
    </style:style>
    <style:style style:name="T17" style:parent-style-name="Absatz-Standardschriftart" style:family="text">
      <style:text-properties fo:background-color="#FF0000"/>
    </style:style>
    <style:style style:name="T18" style:parent-style-name="Absatz-Standardschriftart" style:family="text">
      <style:text-properties fo:background-color="#FF0000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Listenabsatz" style:list-style-name="LFO1" style:family="paragraph"/>
    <style:style style:name="P38" style:parent-style-name="Listenabsatz" style:list-style-name="LFO1" style:family="paragraph"/>
    <style:style style:name="P39" style:parent-style-name="Listenabsatz" style:list-style-name="LFO1" style:family="paragraph"/>
    <style:style style:name="P40" style:parent-style-name="Listenabsatz" style:list-style-name="LFO1" style:family="paragraph"/>
    <style:style style:name="P41" style:parent-style-name="Listenabsatz" style:list-style-name="LFO1" style:family="paragraph"/>
    <style:style style:name="P42" style:parent-style-name="Listenabsatz" style:list-style-name="LFO1" style:family="paragraph"/>
    <style:style style:name="P43" style:parent-style-name="Listenabsatz" style:list-style-name="LFO1" style:family="paragraph"/>
    <style:style style:name="P44" style:parent-style-name="Listenabsatz" style:list-style-name="LFO1" style:family="paragraph"/>
    <style:style style:name="P45" style:parent-style-name="Listenabsatz" style:list-style-name="LFO1" style:family="paragraph"/>
    <style:style style:name="P46" style:parent-style-name="Listenabsatz" style:list-style-name="LFO1" style:family="paragraph"/>
    <style:style style:name="P47" style:parent-style-name="Listenabsatz" style:list-style-name="LFO1" style:family="paragraph"/>
    <style:style style:name="P48" style:parent-style-name="Listenabsatz" style:list-style-name="LFO1" style:family="paragraph"/>
    <style:style style:name="P49" style:parent-style-name="Listenabsatz" style:list-style-name="LFO1" style:family="paragraph"/>
    <style:style style:name="P50" style:parent-style-name="Listenabsatz" style:list-style-name="LFO1" style:family="paragraph"/>
    <style:style style:name="P51" style:parent-style-name="Listenabsatz" style:list-style-name="LFO1" style:family="paragraph"/>
  </office:automatic-styles>
  <office:body>
    <office:text text:use-soft-page-breaks="true">
      <text:p text:style-name="P1"/>
      <text:p text:style-name="Standard"><text:span text:style-name="T2">1. Thema<text:s/></text:span><text:span text:style-name="T3"><text:line-break/></text:span><text:span text:style-name="T4">–&gt;<text:s/></text:span>komplex</text:p>
      <text:p text:style-name="Standard">–&gt; gute Quellenlage</text:p>
      <text:p text:style-name="Standard">–&gt; interessiert mich mehr, Relevanz</text:p>
      <text:p text:style-name="Standard">–&gt; Bio-Gezug da!<text:span text:style-name="T5"><text:line-break/></text:span></text:p>
      <text:p text:style-name="P6">faltende neuronale Netze in der Medizin</text:p>
      <text:p text:style-name="P7"/>
      <text:p text:style-name="P8">- Welche Bedeutung haben<text:s/><text:span text:style-name="T9">(</text:span>faltende<text:span text:style-name="T10">)</text:span><text:s/>neuronale Netze für die Medizin – am Beispiel der<text:s/>Diagnose von Hirntumoren<text:s/><text:span text:style-name="T11">(</text:span>mithilfe von faltenden neuronalen Netzen<text:span text:style-name="T12">)</text:span>?</text:p>
      <text:p text:style-name="P13"/>
      <text:p text:style-name="P14">- Inwieweit können<text:s/><text:span text:style-name="T15">(</text:span>faltende<text:span text:style-name="T16">)</text:span><text:s/>neuronale Netze als Segen für die Medizin bezeichnet werden – am Beispiel der Diagnose von Hirntumoren<text:s/><text:span text:style-name="T17">(</text:span>mithilfe von faltenden neuronalen Netzen<text:span text:style-name="T18">)</text:span>?</text:p>
      <text:p text:style-name="P19"/>
      <text:p text:style-name="P20">- Inwieweit kann der Arbeitsalltag von Medizinern mithilfe von faltenden neuronalen Netzen effizienter gestaltet werden – am Beispiel der Diagnose von Hirntumoren?</text:p>
      <text:p text:style-name="P21"/>
      <text:p text:style-name="P22">-bv <text:s/>Inwieweit kann mithilfe von faltenden neuronalen Netzen die Diagnose von Hirntumoren für Mediziner effizienter gestaltet werden?</text:p>
      <text:p text:style-name="P23"/>
      <text:p text:style-name="P24">Thema 2</text:p>
      <text:p text:style-name="P25"><text:span text:style-name="T26">–&gt;<text:s/></text:span>weniger komplex</text:p>
      <text:p text:style-name="P27">–&gt; (weniger gute Quellenlage)</text:p>
      <text:p text:style-name="P28">–&gt; interessiert mich bisschen weniger, kaum Relevanz für Wissenschaft</text:p>
      <text:p text:style-name="P29">–&gt; Bio-Bezug eingeschränkt da</text:p>
      <text:p text:style-name="P30"/>
      <text:p text:style-name="P31">evolutionäre Algorithmen zur Optimirung von<text:s/>Funktionen, Snake</text:p>
      <text:p text:style-name="P32"/>
      <text:p text:style-name="P33">- Inwiefern ist es einem Schüler möglich, eine KI auf Basis von evolutionären Algorithmen zu bauen – am Beispiel des Games Snake?</text:p>
      <text:p text:style-name="P34"/>
      <text:p text:style-name="P35">________________________________________________________________________________</text:p>
      <text:p text:style-name="P36"/>
      <text:list text:style-name="LFO1" text:continue-numbering="true">
        <text:list-item>
          <text:p text:style-name="P37">Einführung in die Problematik / Relevanz von faltenden neuronalen Netzen –&gt; Medizin</text:p>
        </text:list-item>
        <text:list-item>
          <text:p text:style-name="P38">Bezug zur Biologie<text:s/>(Vorbild)</text:p>
        </text:list-item>
        <text:list-item>
          <text:p text:style-name="P39">Einordnung faltender neuronaler Netze</text:p>
        </text:list-item>
        <text:list-item>
          <text:p text:style-name="P40">Erklärung Architektur +<text:s/>Funktionsweise faltender neuronale Netze<text:line-break/></text:p>
        </text:list-item>
        <text:list-item>
          <text:p text:style-name="P41">eigene Implementierung eines faltenden neuronalen<text:s/>Netzes</text:p>
          <text:list text:continue-numbering="true">
            <text:list-item>
              <text:p text:style-name="P42">Vorgehen, Arbeitsprozess<text:s/></text:p>
            </text:list-item>
            <text:list-item>
              <text:p text:style-name="P43">Code</text:p>
            </text:list-item>
            <text:list-item>
              <text:p text:style-name="P44">Probleme (z.B. Laufzeitkomplexität etc.) + Lösungen</text:p>
            </text:list-item>
            <text:list-item>
              <text:p text:style-name="P45">(Optimierung, Performance verschiedener Architekturen (Hyperparameters))<text:line-break/></text:p>
            </text:list-item>
          </text:list>
        </text:list-item>
        <text:list-item>
          <text:p text:style-name="P46">Beantwortung der Leitfrage</text:p>
          <text:list text:continue-numbering="true">
            <text:list-item>
              <text:p text:style-name="P47">(Vergleich Performance Neurologe, mein Model)</text:p>
            </text:list-item>
            <text:list-item>
              <text:p text:style-name="P48">Mögliche Anwendungsformen in der Medizin</text:p>
            </text:list-item>
            <text:list-item>
              <text:p text:style-name="P49">Grenzen von faltenden neuronalen Netzen (z.B. locale Minima, Dataset, Feature Loss bei Convolution)</text:p>
            </text:list-item>
            <text:list-item>
              <text:p text:style-name="P50">Ethische Problematik</text:p>
            </text:list-item>
          </text:list>
        </text:list-item>
        <text:list-item>
          <text:p text:style-name="P51">(Zukunft von faltenden neuronalen Netzen in der Medizin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2-22T12:50:00Z</dc:date>
    <meta:template xlink:href="Normal.dotm" xlink:type="simple"/>
    <meta:editing-cycles>50</meta:editing-cycles>
    <meta:editing-duration>PT0S</meta:editing-duration>
    <meta:document-statistic meta:page-count="1" meta:paragraph-count="3" meta:word-count="264" meta:character-count="1925" meta:row-count="13" meta:non-whitespace-character-count="1664"/>
  </office:meta>
</office:document-meta>
</file>